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ry peat vol</text:p>
          </table:table-cell>
          <table:table-cell office:value-type="string" calcext:value-type="string">
            <text:p>nblocks</text:p>
          </table:table-cell>
          <table:table-cell office:value-type="string" calcext:value-type="string">
            <text:p>it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2910.2494791" calcext:value-type="float">
            <text:p>102910.249479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8186.6100166287" calcext:value-type="float">
            <text:p>98186.6100166287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0669.604121521" calcext:value-type="float">
            <text:p>100669.604121521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7671.0321816517" calcext:value-type="float">
            <text:p>97671.0321816517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9826.18352118" calcext:value-type="float">
            <text:p>99826.18352118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0005.463504032" calcext:value-type="float">
            <text:p>100005.463504032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1:23:03.139973406</meta:creation-date>
    <dc:date>2019-10-10T11:34:32.527766286</dc:date>
    <meta:editing-duration>PT1M8S</meta:editing-duration>
    <meta:editing-cycles>2</meta:editing-cycles>
    <meta:generator>LibreOffice/6.0.7.3$Linux_X86_64 LibreOffice_project/00m0$Build-3</meta:generator>
    <meta:document-statistic meta:table-count="1" meta:cell-count="21" meta:object-count="0"/>
  </office:meta>
</office:document-meta>
</file>